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20.8mm" fo:break-before="auto" style:use-optimal-row-height="true"/>
    </style:style>
    <style:style style:name="ro9" style:family="table-row">
      <style:table-row-properties style:row-height="8.68mm" fo:break-before="auto" style:use-optimal-row-height="true"/>
    </style:style>
    <style:style style:name="ro10" style:family="table-row">
      <style:table-row-properties style:row-height="16.81mm" fo:break-before="auto" style:use-optimal-row-height="true"/>
    </style:style>
    <style:style style:name="ro11" style:family="table-row">
      <style:table-row-properties style:row-height="12.75mm" fo:break-before="auto" style:use-optimal-row-height="true"/>
    </style:style>
    <style:style style:name="ro12" style:family="table-row">
      <style:table-row-properties style:row-height="4.59mm" fo:break-before="auto" style:use-optimal-row-height="true"/>
    </style:style>
    <style:style style:name="ro13" style:family="table-row">
      <style:table-row-properties style:row-height="4.6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03.65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54.22mm" fo:break-before="auto" style:use-optimal-row-height="true"/>
    </style:style>
    <style:style style:name="ro32" style:family="table-row">
      <style:table-row-properties style:row-height="64.52mm" fo:break-before="auto" style:use-optimal-row-height="true"/>
    </style:style>
    <style:style style:name="ro33" style:family="table-row">
      <style:table-row-properties style:row-height="44.15mm" fo:break-before="auto" style:use-optimal-row-height="true"/>
    </style:style>
    <style:style style:name="ro34" style:family="table-row">
      <style:table-row-properties style:row-height="32.26mm" fo:break-before="auto" style:use-optimal-row-height="true"/>
    </style:style>
    <style:style style:name="ro35" style:family="table-row">
      <style:table-row-properties style:row-height="20.88mm" fo:break-before="auto" style:use-optimal-row-height="true"/>
    </style:style>
    <style:style style:name="ro36" style:family="table-row">
      <style:table-row-properties style:row-height="27.36mm" fo:break-before="auto" style:use-optimal-row-height="true"/>
    </style:style>
    <style:style style:name="ro37" style:family="table-row">
      <style:table-row-properties style:row-height="12.21mm" fo:break-before="auto" style:use-optimal-row-height="true"/>
    </style:style>
    <style:style style:name="ro38" style:family="table-row">
      <style:table-row-properties style:row-height="20.36mm" fo:break-before="auto" style:use-optimal-row-height="true"/>
    </style:style>
    <style:style style:name="ro39" style:family="table-row">
      <style:table-row-properties style:row-height="158.06mm" fo:break-before="auto" style:use-optimal-row-height="true"/>
    </style:style>
    <style:style style:name="ro40" style:family="table-row">
      <style:table-row-properties style:row-height="32.56mm" fo:break-before="auto" style:use-optimal-row-height="true"/>
    </style:style>
    <style:style style:name="ro41" style:family="table-row">
      <style:table-row-properties style:row-height="373.12mm" fo:break-before="auto" style:use-optimal-row-height="true"/>
    </style:style>
    <style:style style:name="ro42" style:family="table-row">
      <style:table-row-properties style:row-height="8.45mm" fo:break-before="auto" style:use-optimal-row-height="true"/>
    </style:style>
    <style:style style:name="ro43" style:family="table-row">
      <style:table-row-properties style:row-height="67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ce9" style:family="table-cell" style:parent-style-name="Default">
      <style:table-cell-properties fo:wrap-option="no-wrap"/>
    </style:style>
    <style:style style:name="T1" style:family="text">
      <style:text-properties fo:color="#587647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3" style:family="text">
      <style:text-properties style:text-position="super 58%"/>
    </style:style>
    <style:style style:name="T4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8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9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1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3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6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8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7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8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0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1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v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29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1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2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4">def </text:span><text:span text:style-name="T5">overlaps</text:span><text:span text:style-name="T2">(ngram_span_window</text:span><text:span text:style-name="T6">, </text:span><text:span text:style-name="T2">recentest_match_end: </text:span><text:span text:style-name="T7">int</text:span><text:span text:style-name="T2">):</text:span></text:p>
            <text:p><text:span text:style-name="T8">    </text:span><text:span text:style-name="T9">"""</text:span></text:p>
            <text:p><text:span text:style-name="T10">    See if the current span window already has a matched NE ending in it.</text:span></text:p>
            <text:p><text:span text:style-name="T11">    </text:span><text:span text:style-name="T12">:param</text:span><text:span text:style-name="T13"> ngram_span_window: e.g.((0, 1), (2, 6), (7, 15), (16, 19))</text:span></text:p>
            <text:p><text:span text:style-name="T10">    Note that because we pad_right, later elements in the tuple might be None, e.g.:</text:span></text:p>
            <text:p><text:span text:style-name="T10">    ((98, 102), (102, 103), None, None)</text:span></text:p>
            <text:p><text:span text:style-name="T11">    </text:span><text:span text:style-name="T12">:param</text:span><text:span text:style-name="T13"> recentest_match_end:</text:span></text:p>
            <text:p><text:span text:style-name="T11">    </text:span><text:span text:style-name="T12">:return</text:span><text:span text:style-name="T13">: True if there would be an overlap</text:span></text:p>
            <text:p><text:span text:style-name="T10">    """</text:span></text:p>
            <text:p><text:span text:style-name="T11">    </text:span><text:span text:style-name="T14">ngrams </text:span><text:span text:style-name="T15">= [x </text:span><text:span text:style-name="T16">for </text:span><text:span text:style-name="T15">x </text:span><text:span text:style-name="T16">in </text:span><text:span text:style-name="T15">ngram_span_window </text:span><text:span text:style-name="T16">if </text:span><text:span text:style-name="T15">x </text:span><text:span text:style-name="T16">is not None</text:span><text:span text:style-name="T15">]</text:span></text:p>
            <text:p><text:span text:style-name="T8">    </text:span><text:span text:style-name="T6">return </text:span><text:span text:style-name="T2">ngram_span_window[-</text:span><text:span text:style-name="T17">1</text:span><text:span text:style-name="T2">][-</text:span><text:span text:style-name="T17">1</text:span><text:span text:style-name="T2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4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8">mattlap:~/bbk/masters_project/hansard_gathering/processed_hansard_data mralph$ cat ALL_total_sentences_num                                                                  </text:span></text:p>
            <text:p><text:span text:style-name="T18">182582013</text:span></text:p>
            <text:p><text:span text:style-name="T18">mattlap:~/bbk/masters_project/hansard_gathering/processed_hansard_data mralph$ cat train_total_sentences_num                                                                 </text:span></text:p>
            <text:p><text:span text:style-name="T18">91294439</text:span></text:p>
            <text:p><text:span text:style-name="T19">mattlap:~/bbk/masters_project/hansard_gathering/processed_hansard_data mralph$ cat dev_total_sentences_num                                           </text:span></text:p>
            <text:p><text:span text:style-name="T19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20">mattlap:~/bbk/masters_project/hansard_gathering/processed_hansard_data mralph$ cat test_total_sentences_num</text:span></text:p>
            <text:p><text:span text:style-name="T19">46295292</text:span></text:p>
          </table:table-cell>
        </table:table-row>
        <table:table-row table:style-name="ro26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5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gs in, no text</text:p>
          </table:table-cell>
          <table:table-cell table:number-columns-repeated="2"/>
        </table:table-row>
        <table:table-row table:style-name="ro35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5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6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37">
          <table:table-cell table:style-name="ce2" office:value-type="date" office:date-value="2018-07-29" calcext:value-type="date">
            <text:p>29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3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Add code to make one-hot vectors for Y</text:p>
          </table:table-cell>
          <table:table-cell office:value-type="string" calcext:value-type="string">
            <text:p>Building y hangs at 39%</text:p>
          </table:table-cell>
          <table:table-cell table:number-columns-repeated="2"/>
        </table:table-row>
        <table:table-row table:style-name="ro38">
          <table:table-cell/>
          <table:table-cell office:value-type="string" calcext:value-type="string">
            <text:p>1c interpolate</text:p>
          </table:table-cell>
          <table:table-cell/>
          <table:table-cell office:value-type="string" calcext:value-type="string">
            <text:p>hansard_gathering/processed_hansard_data/1939-09-05/Oral Answers to Questions &amp;#8212; Naval and Military Pensions and Grants..txt <text:s/>unable to interpolate due to NLTK bugs. TreeBankWordTokenizer tokenizer’s SpanTokenize does not work.</text:p>
          </table:table-cell>
          <table:table-cell office:value-type="string" calcext:value-type="string">
            <text:p>Rough-shod fix: remove all double-quotes from the file. Pending an NLTK issue: <text:a xlink:href="https://github.com/nltk/nltk/issues/1750" xlink:type="simple">https://github.com/nltk/nltk/issues/1750</text:a>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LTK acknowledges that the span tokenizer is still buggy at https://github.com/nltk/nltk/pull/2037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Need to script this… Can replace double-quotes with single, seems to work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If changing original data is sacrosanct, can always do a crawling character-window to try to do labelling</text:p>
          </table:table-cell>
          <table:table-cell table:number-columns-repeated="2"/>
        </table:table-row>
        <table:table-row table:style-name="ro14">
          <table:table-cell table:style-name="ce2" office:value-type="date" office:date-value="2018-07-31" calcext:value-type="date">
            <text:p>31/07/18</text:p>
          </table:table-cell>
          <table:table-cell table:number-columns-repeated="2"/>
          <table:table-cell office:value-type="string" calcext:value-type="string">
            <text:p>y vectors with one-hots take hours to create. I guess it’s all the sparsity. Looking into Digital Ocean droplets</text:p>
          </table:table-cell>
          <table:table-cell table:number-columns-repeated="2"/>
        </table:table-row>
        <table:table-row table:style-name="ro39">
          <table:table-cell table:style-name="ce2" office:value-type="date" office:date-value="2018-08-01" calcext:value-type="date">
            <text:p>01/08/18</text:p>
          </table:table-cell>
          <table:table-cell office:value-type="string" calcext:value-type="string">
            <text:p>2c create y</text:p>
          </table:table-cell>
          <table:table-cell/>
          <table:table-cell office:value-type="string" calcext:value-type="string">
            <text:p>Traceback (most recent call last):</text:p>
            <text:p>  File "/Users/mralph/bbk/masters_project/masters_venv/bin/inv", line 11, in &lt;module&gt;</text:p>
            <text:p>    sys.exit(program.run())</text:p>
            <text:p>  File "/Users/mralph/bbk/masters_project/masters_venv/lib/python3.6/site-packages/invoke/program.py", line 293, in run</text:p>
            <text:p>    self.execute()</text:p>
            <text:p>  File "/Users/mralph/bbk/masters_project/masters_venv/lib/python3.6/site-packages/invoke/program.py", line 414, in execute</text:p>
            <text:p>    executor.execute(*self.tasks)</text:p>
            <text:p>  File "/Users/mralph/bbk/masters_project/masters_venv/lib/python3.6/site-packages/invoke/executor.py", line 129, in execute</text:p>
            <text:p>    result = call.task(*args, **call.kwargs)</text:p>
            <text:p>  File "/Users/mralph/bbk/masters_project/masters_venv/lib/python3.6/site-packages/invoke/tasks.py", line 115, in __call__</text:p>
            <text:p>    result = self.body(*args, **kwargs)</text:p>
            <text:p>  File "/Users/mralph/bbk/masters_project/tasks.py", line 169, in char_ner_create_y</text:p>
            <text:p>    model_integration.create_y(Config.sentence_max_length, dataset_name)</text:p>
            <text:p>  File "/Users/mralph/bbk/masters_project/keras_character_based_ner/src/matt/model_integration.py", line 102, in create_y</text:p>
            <text:p>    pickle_large_file(y_np, "keras_character_based_ner/src/y_np-{}.p".format(dataset_name))</text:p>
            <text:p>  File "/Users/mralph/bbk/masters_project/keras_character_based_ner/src/matt/file_management.py", line 135, in pickle_large_file</text:p>
            <text:p>    bytes_out = pickle.dumps(data_structure)</text:p>
            <text:p>OverflowError: cannot serialize a bytes object larger than 4 GiB</text:p>
          </table:table-cell>
          <table:table-cell office:value-type="string" calcext:value-type="string">
            <text:p>use pickle v4 protocol</text:p>
          </table:table-cell>
          <table:table-cell/>
        </table:table-row>
        <table:table-row table:style-name="ro14">
          <table:table-cell table:style-name="ce2" office:value-type="date" office:date-value="2018-08-02" calcext:value-type="date">
            <text:p>02/08/18</text:p>
          </table:table-cell>
          <table:table-cell/>
          <table:table-cell office:value-type="string" calcext:value-type="string">
            <text:p>Running model will take 80 hours, running on Digital Ocean droplet instead</text:p>
          </table:table-cell>
          <table:table-cell/>
          <table:table-cell office:value-type="string" calcext:value-type="string">
            <text:p>DigitalOcean droplet</text:p>
          </table:table-cell>
          <table:table-cell/>
        </table:table-row>
        <table:table-row table:style-name="ro15">
          <table:table-cell table:number-columns-repeated="4"/>
          <table:table-cell office:value-type="string" calcext:value-type="string">
            <text:p>Also take only the first 400000 sentences of each tensor in toy dataset, to create a quicker-to-run model</text:p>
          </table:table-cell>
          <table:table-cell/>
        </table:table-row>
        <table:table-row table:style-name="ro15">
          <table:table-cell table:style-name="ce2" office:value-type="date" office:date-value="2018-08-03" calcext:value-type="date">
            <text:p>03/08/18</text:p>
          </table:table-cell>
          <table:table-cell table:number-columns-repeated="2"/>
          <table:table-cell office:value-type="string" calcext:value-type="string">
            <text:p>mini dataset needs to be wired into CHarBasedNERDataset</text:p>
          </table:table-cell>
          <table:table-cell office:value-type="string" calcext:value-type="string">
            <text:p>Subclass the CharBasedNERDataset and override its get_x_y so we don’t change the original source code too much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Mini dataset ran through model</text:p>
          </table:table-cell>
          <table:table-cell office:value-type="string" calcext:value-type="string">
            <text:p>ImportError: `save_model` requires h5py.</text:p>
          </table:table-cell>
          <table:table-cell office:value-type="string" calcext:value-type="string">
            <text:p>Saved myself waiting 4 days for that!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100 epochs</text:p>
          </table:table-cell>
          <table:table-cell office:value-type="string" calcext:value-type="string">
            <text:p>Subclass Config object</text:p>
          </table:table-cell>
          <table:table-cell office:value-type="string" calcext:value-type="string">
            <text:p>subclassing of the keras_character_based_ner project to make my contribution clear</text:p>
          </table:table-cell>
        </table:table-row>
        <table:table-row table:style-name="ro40">
          <table:table-cell table:number-columns-repeated="2"/>
          <table:table-cell office:value-type="string" calcext:value-type="string">
            <text:p>Minidataset used to predict a simple string, <text:span text:style-name="T1">'My name is Margaret Thatcher, and I greatly enjoy shopping at Tesco when I am in Birmingham!'</text:span><text:span text:style-name="T2">)</text:span></text:p>
          </table:table-cell>
          <table:table-cell office:value-type="string" calcext:value-type="string">
            <text:p>0s for everything, no named entities detected</text:p>
          </table:table-cell>
          <table:table-cell office:value-type="string" calcext:value-type="string">
            <text:p>To investigate</text:p>
          </table:table-cell>
          <table:table-cell office:value-type="string" calcext:value-type="string">
            <text:p>Disappointing, as a straight Interpolation would have recognised this out of the box. But we’re only using first 4000 sentences of toy dataset, and Margaret Thatcher did not appear in them.</text:p>
          </table:table-cell>
        </table:table-row>
        <table:table-row table:style-name="ro14">
          <table:table-cell/>
          <table:table-cell office:value-type="string" calcext:value-type="string">
            <text:p>2c pickle model data</text:p>
          </table:table-cell>
          <table:table-cell office:value-type="string" calcext:value-type="string">
            <text:p>Got history object, tried to pickle</text:p>
          </table:table-cell>
          <table:table-cell office:value-type="string" calcext:value-type="string">
            <text:p>Cannot pickle Keras history objects, as their classes contain Lambdas which are not pickle-able</text:p>
          </table:table-cell>
          <table:table-cell office:value-type="string" calcext:value-type="string">
            <text:p>Instead, use the history object to create a graph straight away, and save that?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History object pickled, need to graph</text:p>
          </table:table-cell>
          <table:table-cell office:value-type="string" calcext:value-type="string">
            <text:p>Can’t work out pyplot to graph png to file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2c run model</text:p>
          </table:table-cell>
          <table:table-cell office:value-type="string" calcext:value-type="string">
            <text:p>Got access to BBK ubuntu server</text:p>
          </table:table-cell>
          <table:table-cell office:value-type="string" calcext:value-type="string">
            <text:p>Need to copy over tensors and kick off model</text:p>
          </table:table-cell>
          <table:table-cell office:value-type="string" calcext:value-type="string">
            <text:p>fix VPN, copy over all data</text:p>
          </table:table-cell>
          <table:table-cell office:value-type="string" calcext:value-type="string">
            <text:p>Server spec</text:p>
          </table:table-cell>
        </table:table-row>
        <table:table-row table:style-name="ro41">
          <table:table-cell table:style-name="ce2" office:value-type="string" calcext:value-type="string">
            <text:p>05/08/2018 – 07/08/2018</text:p>
          </table:table-cell>
          <table:table-cell office:value-type="string" calcext:value-type="string">
            <text:p>2c run model</text:p>
          </table:table-cell>
          <table:table-cell/>
          <table:table-cell table:style-name="ce9" office:value-type="string" calcext:value-type="string">
            <text:p>Model crashes:</text:p>
            <text:p>2018-08-05 07:28:40.266927: I tensorflow/core/platform/cpu_feature_guard.cc:141] Your CPU supports instructions that this TensorFlow binary was not compiled to use: AVX2 A</text:p>
            <text:p> File "/home/mralph02/.local/lib/python3.5/site-packages/keras/backend/tensorflow_backend.py", line 2478, in __call__</text:p>
            <text:p>    out = K.gather(self.embeddings, inputs)</text:p>
            <text:p>  File "/home/mralph02/.local/lib/python3.5/site-packages/keras/backend/tensorflow_backend.py", line 1211, in gather</text:p>
            <text:p>    return tf.gather(reference, indices)</text:p>
            <text:p>  File "/home/mralph02/.local/lib/python3.5/site-packages/tensorflow/python/ops/array_ops.py", line 2666, in gather</text:p>
            <text:p>    return gen_array_ops.gather_v2(params, indices, axis, name=name)</text:p>
            <text:p>  File "/home/mralph02/.local/lib/python3.5/site-packages/tensorflow/python/ops/gen_array_ops.py", line 3141, in gather_v2</text:p>
            <text:p>    "GatherV2", params=params, indices=indices, axis=axis, name=name)</text:p>
            <text:p>  File "/home/mralph02/.local/lib/python3.5/site-packages/tensorflow/python/framework/op_def_library.py", line 787, in _apply_op_helper</text:p>
            <text:p>    op_def=op_def)</text:p>
            <text:p>  File "/home/mralph02/.local/lib/python3.5/site-packages/tensorflow/python/framework/ops.py", line 3414, in create_op</text:p>
            <text:p>    op_def=op_def)</text:p>
            <text:p>  File "/home/mralph02/.local/lib/python3.5/site-packages/tensorflow/python/framework/ops.py", line 1740, in __init__</text:p>
            <text:p>    self._traceback = self._graph._extract_stack()  # pylint: disable=protected-access</text:p>
            <text:p/>
            <text:p>InvalidArgumentError (see above for traceback)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    **self.session_kwargs)</text:p>
            <text:p>  File "/home/mralph02/.local/lib/python3.5/site-packages/tensorflow/python/client/session.py", line 900, in run</text:p>
            <text:p>    run_metadata_ptr)</text:p>
            <text:p>  File "/home/mralph02/.local/lib/python3.5/site-packages/tensorflow/python/client/session.py", line 1135, in _run</text:p>
            <text:p>    feed_dict_tensor, options, run_metadata)</text:p>
            <text:p>  File "/home/mralph02/.local/lib/python3.5/site-packages/tensorflow/python/client/session.py", line 1316, in _do_run</text:p>
            <text:p>    run_metadata)</text:p>
            <text:p>  File "/home/mralph02/.local/lib/python3.5/site-packages/tensorflow/python/client/session.py", line 1335, in _do_call</text:p>
            <text:p>    raise type(e)(node_def, op, message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Caused by op 'embedding_1/GatherV2', defined at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2, in toy_dataset_fit</text:p>
            <text:p>    model = SavedCharacterBasedLSTMModel(config, dataset)</text:p>
            <text:p>  File "/home/mralph02/masters_project/keras_character_based_ner/src/matt/train.py", line 10, in __init__</text:p>
            <text:p>    super().__init__(config, dataset)</text:p>
            <text:p>  File "/home/mralph02/masters_project/keras_character_based_ner/src/model.py", line 18, in __init__</text:p>
            <text:p>    self.model = self.get_model()</text:p>
            <text:p>  File "/home/mralph02/masters_project/keras_character_based_ner/src/model.py", line 29, in get_model</text:p>
            <text:p>    mask_zero=True))</text:p>
            <text:p>  File "/home/mralph02/.local/lib/python3.5/site-packages/keras/models.py", line 467, in add</text:p>
            <text:p>    layer(x)</text:p>
            <text:p>  File "/home/mralph02/.local/lib/python3.5/site-packages/keras/engine/topology.py", line 619, in __call__</text:p>
            <text:p>    output = self.call(inputs, **kwargs)</text:p>
            <text:p>  File "/home/mralph02/.local/lib/python3.5/site-packages/keras/layers/embeddings.py", line 138, in call</text:p>
            <text:p>VX512F FMA</text:p>
            <text:p> 129920/2323449 [&gt;.............................] - ETA: 54:33:05 - loss: 0.1656 - categorical_accuracy: 0.9521 - non_null_label_accuracy: 0.3744Traceback (most recent call</text:p>
            <text:p> last):</text:p>
            <text:p>  File "/home/mralph02/.local/lib/python3.5/site-packages/tensorflow/python/client/session.py", line 1322, in _do_call</text:p>
            <text:p>    return fn(*args)</text:p>
            <text:p>  File "/home/mralph02/.local/lib/python3.5/site-packages/tensorflow/python/client/session.py", line 1307, in _run_fn</text:p>
            <text:p>    options, feed_dict, fetch_list, target_list, run_metadata)</text:p>
            <text:p>  File "/home/mralph02/.local/lib/python3.5/site-packages/tensorflow/python/client/session.py", line 1409, in _call_tf_sessionrun</text:p>
            <text:p>    run_metadata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During handling of the above exception, another exception occurred:</text:p>
            <text:p/>
            <text:p>Traceback (most recent call last)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4, in toy_dataset_fit</text:p>
            <text:p>    history = model.fit()</text:p>
            <text:p>  File "/home/mralph02/masters_project/keras_character_based_ner/src/model.py", line 69, in fit</text:p>
            <text:p>    callbacks=[early_stopping, checkpointer])</text:p>
            <text:p>  File "/home/mralph02/.local/lib/python3.5/site-packages/keras/models.py", line 963, in fit</text:p>
            <text:p>    validation_steps=validation_steps)</text:p>
            <text:p>  File "/home/mralph02/.local/lib/python3.5/site-packages/keras/engine/training.py", line 1705, in fit</text:p>
            <text:p>    validation_steps=validation_steps)</text:p>
            <text:p>  File "/home/mralph02/.local/lib/python3.5/site-packages/keras/engine/training.py", line 1235, in _fit_loop</text:p>
            <text:p>    outs = f(ins_batch)</text:p>
            <text:p/>
          </table:table-cell>
          <table:table-cell office:value-type="string" calcext:value-type="string">
            <text:p>Alphabet inconsistency? When the model starts, it calls get_alphabet_from_texts(texts) to get an alphabet, but when it numerifies, it uses an alphabet pickled to disk, to do the numerifying. Pickled alphabet is created using alphabet-sample and so is the model – but maybe the pickle is stale now? Regenerated the alphabet, the new one is completely different – better rerun the whole create-x and create-y, then the minification. X train test dev DONE. Y train test dev DONE. Minify.</text:p>
          </table:table-cell>
          <table:table-cell/>
        </table:table-row>
        <table:table-row table:style-name="ro14">
          <table:table-cell table:style-name="ce2" office:value-type="date" office:date-value="2018-08-07" calcext:value-type="date">
            <text:p>07/08/18</text:p>
          </table:table-cell>
          <table:table-cell office:value-type="string" calcext:value-type="string">
            <text:p>2c graphing of training</text:p>
          </table:table-cell>
          <table:table-cell office:value-type="string" calcext:value-type="string">
            <text:p>Learn matlotplib pyplot API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What is non null label accuracy?</text:p>
          </table:table-cell>
          <table:table-cell table:number-columns-repeated="3"/>
        </table:table-row>
        <table:table-row table:style-name="ro7">
          <table:table-cell table:style-name="ce2" office:value-type="date" office:date-value="2018-08-09" calcext:value-type="date">
            <text:p>09/08/18</text:p>
          </table:table-cell>
          <table:table-cell office:value-type="string" calcext:value-type="string">
            <text:p>2b fit model</text:p>
          </table:table-cell>
          <table:table-cell office:value-type="string" calcext:value-type="string">
            <text:p>Complete training</text:p>
          </table:table-cell>
          <table:table-cell office:value-type="string" calcext:value-type="string">
            <text:p>Long delay at end of each epoch to validate data</text:p>
          </table:table-cell>
          <table:table-cell office:value-type="string" calcext:value-type="string">
            <text:p>Just wait</text:p>
          </table:table-cell>
          <table:table-cell/>
        </table:table-row>
        <table:table-row table:style-name="ro42">
          <table:table-cell table:number-columns-repeated="3"/>
          <table:table-cell office:value-type="string" calcext:value-type="string">
            <text:p>NaN for validation at end of each epoch</text:p>
          </table:table-cell>
          <table:table-cell office:value-type="string" calcext:value-type="string">
            <text:p>TODO try fixes here <text:a xlink:href="https://github.com/keras-team/keras/issues/2134" xlink:type="simple">https://github.com/keras-team/keras/issues/2134</text:a></text:p>
          </table:table-cell>
          <table:table-cell/>
        </table:table-row>
        <table:table-row table:style-name="ro25">
          <table:table-cell/>
          <table:table-cell office:value-type="string" calcext:value-type="string">
            <text:p>2b use model to predict on a hansard</text:p>
          </table:table-cell>
          <table:table-cell office:value-type="string" calcext:value-type="string">
            <text:p>Create Inv task to test this</text:p>
          </table:table-cell>
          <table:table-cell table:number-columns-repeated="3"/>
        </table:table-row>
        <table:table-row table:style-name="ro43">
          <table:table-cell table:style-name="ce2" office:value-type="date" office:date-value="2018-08-11" calcext:value-type="date">
            <text:p>11/08/18</text:p>
          </table:table-cell>
          <table:table-cell office:value-type="string" calcext:value-type="string">
            <text:p>2b train</text:p>
          </table:table-cell>
          <table:table-cell/>
          <table:table-cell table:style-name="Default"/>
          <table:table-cell office:value-type="string" calcext:value-type="string">
            <text:p>model completed training</text:p>
          </table:table-cell>
          <table:table-cell office:value-type="string" calcext:value-type="string">
            <text:p>(masters_venv) mralph02@venus:~/masters_project$ inv model-train-toy</text:p>
            <text:p>Using TensorFlow backend.</text:p>
            <text:p>Listing Hansard debate files from dataset alphabet-sample...</text:p>
            <text:p>Train on 2323449 samples, validate on 1233718 samples</text:p>
            <text:p>Epoch 1/4</text:p>
            <text:p>2018-08-07 20:14:55.194687: I tensorflow/core/platform/cpu_feature_guard.cc:141] Your CPU supports instructions that this TensorFlow binary was not compiled to use: AVX2 AVX512F FMA</text:p>
            <text:p>2323424/2323449 [============================&gt;.] - ETA: 1s - loss: 0.0990 - categorical_accuracy: 0.9701 - non_null_label_accuracy: 0.5915</text:p>
            <text:p>2323449/2323449 [==============================] - 145730s 63ms/step - loss: 0.0990 - categorical_accuracy: 0.9701 - non_null_label_accuracy: 0.5915 - val_loss: nan - val_categorical_accuracy: nan - val_non_null_label_accuracy: nan</text:p>
            <text:p/>
            <text:p>Epoch 00001: val_loss did not improve</text:p>
            <text:p>Epoch 2/4</text:p>
            <text:p>2323449/2323449 [==============================] - 142537s 61ms/step - loss: 0.0884 - categorical_accuracy: 0.9732 - non_null_label_accuracy: 0.6357 - val_loss: nan - val_categorical_accuracy: nan - val_non_null_label_accuracy: nan</text:p>
            <text:p/>
            <text:p>Epoch 00002: val_loss did not improve</text:p>
            <text:p>Epoch 00002: early stopping</text:p>
            <text:p>1157309/1157309 [==============================] - 17682s 15ms/step</text:p>
            <text:p>[('M', '0'), ('y', '0'), (' ', '0'), ('n', '0'), ('a', '0'), ('m', '0'), ('e', '0'), (' ', '0'), ('i', '0'), ('s', '0'), (' ', '0'), ('M', 3), ('a', 3), ('r', 3), ('g', 3), ('a', 3), ('r', 3), ('e', 3), ('t', 3), (' ', 3), ('T', 3), ('h', 3), ('a', 3), ('t', 3), ('c', 3), ('h', 3), ('e', 3), ('r', 3), (',', '0'), (' ', '0'), ('a', '0'), ('n', '0'), ('d', '0'), (' ', '0'), ('I', '0'), (' ', '0'), ('g', '0'), ('r', '0'), ('e', '0'), ('a', '0'), ('t', '0'), ('l', '0'), ('y', '0'), (' ', '0'), ('e', '0'), ('n', '0'), ('j', '0'), ('o', '0'), ('y', '0'), (' ', '0'), ('s', '0'), ('h', '0'), ('o', '0'), ('p', '0'), ('p', '0'), ('i', '0'), ('n', '0'), ('g', '0'), (' ', '0'), ('a', '0'), ('t', '0'), (' ', '0'), ('T', '0'), ('e', '0'), ('s', '0'), ('c', '0'), ('o', '0'), (' ', '0'), ('w', '0'), ('h', '0'), ('e', '0'), ('n', '0'), (' ', '0'), ('I', '0'), (' ', '0'), ('a', '0'), ('m', '0'), (' ', '0'), ('i', '0'), ('n', '0'), (' ', '0'), ('B', 1), ('i', 1), ('r', 1), ('m', 1), ('i', 1), ('n', 1), ('g', 1), ('h', 1), ('a', 1), ('m', 1), ('!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]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Model stopped at epoch 2 due to validation loss being NaN</text:p>
          </table:table-cell>
          <table:table-cell office:value-type="string" calcext:value-type="string">
            <text:p>Try to find out why it’s NaN, or just pull out EarlyStopping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check all numpy vectors for NaNs</text:p>
          </table:table-cell>
          <table:table-cell office:value-type="string" calcext:value-type="string">
            <text:p>Checked all to see if they contained NaNs… none do. None is inf either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Remove EarlyStopping and keep training</text:p>
          </table:table-cell>
          <table:table-cell office:value-type="string" calcext:value-type="string">
            <text:p>Refactored to use CharBasedLSTMModel even for model loaded off disk, so we can resume training – and with no EarlyStopping</text:p>
          </table:table-cell>
          <table:table-cell office:value-type="string" calcext:value-type="string">
            <text:p>Had to remove EarlyStopping as it only gave 2 Epochs of training. Doing a further 5 on it now…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circular import dependencies conflicting..</text:p>
          </table:table-cell>
          <table:table-cell office:value-type="string" calcext:value-type="string">
            <text:p>put all in one file</text:p>
          </table:table-cell>
          <table:table-cell/>
        </table:table-row>
        <table:table-row table:style-name="ro7">
          <table:table-cell table:number-columns-repeated="3"/>
          <table:table-cell table:style-name="Default" office:value-type="string" calcext:value-type="string">
            <text:p>Fix NaN in validation</text:p>
          </table:table-cell>
          <table:table-cell table:style-name="Default" office:value-type="string" calcext:value-type="string">
            <text:p>Email Dell, clipnorm on gradients</text:p>
          </table:table-cell>
          <table:table-cell/>
        </table:table-row>
        <table:table-row table:style-name="ro14">
          <table:table-cell table:style-name="ce2" office:value-type="date" office:date-value="2018-08-17" calcext:value-type="date">
            <text:p>17/08/18</text:p>
          </table:table-cell>
          <table:table-cell office:value-type="string" calcext:value-type="string">
            <text:p>6 evaluation</text:p>
          </table:table-cell>
          <table:table-cell office:value-type="string" calcext:value-type="string">
            <text:p>Get cross-validation code and general model-evaluation code ready</text:p>
          </table:table-cell>
          <table:table-cell/>
          <table:table-cell office:value-type="string" calcext:value-type="string">
            <text:p>Wrote cross-validation code ready for when model is done training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5 GUI</text:p>
          </table:table-cell>
          <table:table-cell office:value-type="string" calcext:value-type="string">
            <text:p>Write a mock GUI as a back-up plan</text:p>
          </table:table-cell>
          <table:table-cell/>
          <table:table-cell office:value-type="string" calcext:value-type="string">
            <text:p>Wrote simple flask app to see debates in browser</text:p>
          </table:table-cell>
          <table:table-cell/>
        </table:table-row>
        <table:table-row table:style-name="ro7" table:number-rows-repeated="1048466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7">00/00/0000</text:date>, <text:time style:data-style-name="N2" text:time-value="11:17:17.270514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8-17T18:36:54.048539837</dc:date>
    <meta:editing-duration>P11DT21H42M41S</meta:editing-duration>
    <meta:editing-cycles>154</meta:editing-cycles>
    <meta:document-statistic meta:table-count="2" meta:cell-count="331" meta:object-count="0"/>
  </office:meta>
</office:document-meta>
</file>